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de fin d'annee</text:p>
      <text:p text:style-name="Standard"/>
      <text:p text:style-name="Standard">code A</text:p>
      <text:p text:style-name="Standard"/>
      <text:p text:style-name="Standard">equipe</text:p>
      <text:p text:style-name="Standard">Taric Abdous</text:p>
      <text:p text:style-name="Standard">Dorian Roussel</text:p>
      <text:p text:style-name="Standard">Edouard Brunvarlet</text:p>
      <text:p text:style-name="Standard">Benjamin Ledrappier</text:p>
      <text:p text:style-name="Standard">Mathieu Leurquin</text:p>
      <text:p text:style-name="Standard">Thierry Berger</text:p>
      <text:p text:style-name="Standard"/>
      <text:p text:style-name="Standard">cahier des charges</text:p>
      <text:p text:style-name="Standard"/>
      <text:p text:style-name="Standard">Description du jeu:</text:p>
      <text:p text:style-name="Standard">Objectif : tuer toutes les unites du joueur ennemi.</text:p>
      <text:p text:style-name="Standard"/>
      <text:p text:style-name="Standard">Gameplay : </text:p>
      <text:p text:style-name="Standard">Jeu 2D vue de dessus.</text:p>
      <text:p text:style-name="P4">Deux gameplays seront proposes :</text:p>
      <text:list xml:id="list205772226" text:style-name="L2">
        <text:list-item>
          <text:p text:style-name="P2">STR: un joueur peut controler plusieurs unites et leur donner des ordres de mouvement ou d'attaque (starcraft).</text:p>
        </text:list-item>
      </text:list>
      <text:list xml:id="list1369853762" text:style-name="L3">
        <text:list-item>
          <text:p text:style-name="P3">shooter : un joueur controle une seule unite : deplacement avec wasd/fleches, et peut tirer avec la souris (comme alien wars).</text:p>
        </text:list-item>
      </text:list>
      <text:p text:style-name="Standard">Multijoueur en reseau</text:p>
      <text:p text:style-name="Standard">Systeme d'authentification simple par pseudonyme (facon teeworlds)</text:p>
      <text:p text:style-name="Standard">Connection a un master server, puis choix du serveur de jeu (comme counter strike).</text:p>
      <text:p text:style-name="Standard">Systeme de scoring sur le serveur de jeu.</text:p>
      <text:p text:style-name="Standard"/>
      <text:p text:style-name="Standard">Repartition des roles</text:p>
      <text:p text:style-name="Standard">Taric Abdous : Artiste : responsable du graphisme et sons</text:p>
      <text:p text:style-name="Standard">Dorian Roussel Game designer : responsable du gameplay et de l'equilibrage</text:p>
      <text:p text:style-name="Standard">Edouard Brunvarlet : developpeur cote client : responsable de l'interface utilisateur</text:p>
      <text:p text:style-name="Standard">Benjamin Ledrappier : developpeur cote client : responsable de l'optimisation</text:p>
      <text:p text:style-name="Standard">Mathieu Leurquin : developpeur cote serveur : responsable de l'optimisation</text:p>
      <text:p text:style-name="Standard">Thierry Berger : developpeur cote serveur : responsable du serveu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berger</meta:initial-creator>
    <meta:creation-date>2012-09-10T14:19:29</meta:creation-date>
    <dc:date>2012-09-10T15:45:07</dc:date>
    <dc:creator>thierry berger</dc:creator>
    <meta:editing-duration>PT16M25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28" meta:word-count="183" meta:character-count="1183"/>
  </office:meta>
</office:document-meta>
</file>